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 office:value-type="float" office:value="61">
            <text:p>61</text:p>
          </table:table-cell>
          <table:table-cell office:value-type="float" office:value="955">
            <text:p>955</text:p>
          </table:table-cell>
        </table:table-row>
        <table:table-row>
          <table:table-cell office:value-type="float" office:value="0.12">
            <text:p>0.1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75">
            <text:p>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3">
            <text:p>0.13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8">
            <text:p>0.18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1">
            <text:p>0.11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